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master-page-name="Standard">
      <style:paragraph-properties fo:margin-top="0cm" fo:margin-bottom="0.529cm" loext:contextual-spacing="false" fo:line-height="115%" fo:text-align="justify" style:justify-single-word="false" style:page-number="auto" fo:break-before="auto" fo:break-after="auto" style:writing-mode="lr-tb"/>
    </style:style>
    <style:style style:name="P5" style:family="paragraph" style:parent-style-name="Standard">
      <style:paragraph-properties fo:margin-top="0cm" fo:margin-bottom="0.353cm" loext:contextual-spacing="false" fo:line-height="115%" fo:text-align="justify" style:justify-single-word="false" fo:break-before="auto" fo:break-after="auto" style:writing-mode="lr-tb"/>
      <style:text-properties fo:color="#365f91" style:font-name="Times New Roman" fo:font-size="14pt" fo:font-weight="bold" style:font-name-asian="Times New Roman" style:font-size-asian="14pt" style:font-weight-asian="bold" style:font-name-complex="Times New Roman" style:font-size-complex="14pt" style:font-weight-complex="bold"/>
    </style:style>
    <style:style style:name="P6"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style>
    <style:style style:name="P7" style:family="paragraph" style:parent-style-name="Heading_20_1">
      <style:paragraph-properties fo:margin-top="0.847cm" fo:margin-bottom="0cm" loext:contextual-spacing="false" fo:line-height="115%" fo:text-align="justify" style:justify-single-word="false" fo:break-before="auto" fo:break-after="auto" style:writing-mode="lr-tb"/>
    </style:style>
    <style:style style:name="P8" style:family="paragraph" style:parent-style-name="Heading_20_1">
      <style:paragraph-properties fo:margin-top="0.847cm" fo:margin-bottom="0cm" loext:contextual-spacing="false" fo:line-height="115%" fo:break-before="auto" fo:break-after="auto" style:writing-mode="lr-tb"/>
    </style:style>
    <style:style style:name="T1" style:family="text">
      <style:text-properties fo:color="#17365d" fo:font-size="24pt" style:font-size-asian="24pt" style:font-size-complex="24pt"/>
    </style:style>
    <style:style style:name="T2" style:family="text">
      <style:text-properties fo:color="#4f81bd" fo:font-style="italic" style:font-style-asian="italic" style:font-style-complex="italic"/>
    </style:style>
    <style:style style:name="T3" style:family="text">
      <style:text-properties fo:color="#365f91" style:font-name="Arial" fo:font-size="14pt" fo:font-weight="bold" style:font-name-asian="Arial" style:font-size-asian="14pt" style:font-weight-asian="bold" style:font-name-complex="Arial" style:font-size-complex="14pt" style:font-weight-complex="bold"/>
    </style:style>
    <style:style style:name="T4" style:family="text">
      <style:text-properties fo:color="#0000ff"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ahan Uczy i Bawi</text:span></text:p>
      <text:p text:style-name="P1"><text:span text:style-name="T2">Część 5: Kreacja świata przedstawionego i fabuły w nim osadzonej</text:span></text:p>
      <text:p text:style-name="P1"><text:s text:c="2"/></text:p>
      <text:p text:style-name="P3">Niezależnie od tego, czy piszemy „epickiego” wielorozdziałowca, czy jedynie zwykłego oneshota, to czeka nas światotworzenie oraz wymyślenie jakiejkolwiek warstwy fabularnej. Sprawa nie jest taka prosta i oczywista, jak z pozoru mogłoby się zdawać. Dlatego w tej części serii przedstawię parę fanfikowych praw związanych z tym tematem.</text:p>
      <text:h text:style-name="P7" text:outline-level="10"><text:bookmark text:name="h.1ttnok3qddsn"/><text:span text:style-name="T3">Wyjaśnienia wstępne</text:span></text:h>
      <text:p text:style-name="P1"><text:s/></text:p>
      <text:p text:style-name="P3">Wiele tych zasad nie dotyczy randomowych fików, które w różnych celach używają motywu bezsensu i braku logiki. Jednak początkującym twórcom tzw. heheszek i tak radziłabym się jednak z nimi zapoznać. To ogólne wskazówki i rzecz jasna, w niektórych przypadkach mogą ulegać nawet dość sporym modyfikacjom.</text:p>
      <text:h text:style-name="P7" text:outline-level="10"><text:bookmark text:name="h.jre402un9u23"/><text:span text:style-name="T3">Dobry świat żyje</text:span></text:h>
      <text:p text:style-name="P1"><text:s/></text:p>
      <text:p text:style-name="P1">Nic wam to nie mówi, prawda? Już wyjaśniam – nierzadko obserwuję w opowiadaniach sytuację, kiedy cały świat opiera się na głównym bohaterze, jego trzech czy czterech kumplach, a reszta wygląda jak wycięta z kartonu. Trochę jak z sesji RPG, gdzie Mistrz Gry mówi: „Teraz wędrujecie przez las”. Fanfik to jednak nie Role Playing Game i rządzi się innymi prawami. Złe uniwersum wydaje się sztywne i sztuczne, nie przemówi do czytelnika. Informuję od razu, że temat opisu i kreacji postaci w tym artykule został potraktowany po macoszemu, ponieważ zostanie on szerzej opisany w kolejnych częściach.</text:p>
      <text:p text:style-name="P1">Nasz papierowy las można ożywić dzięki rozbudowanym opisom, odnoszącym się do różnych zmysłów, które nie kończą się na wzroku. Dźwięki, zapachy, dotyk – one też się liczą. Niech drzewa nie będą anonimowe, tchnijmy w nie więcej życia! Czy nasze ziemskie puszcze kończą się na „zwykłych” i dżunglach? Nie. Trochę wiedzy biologicznej, geograficznej i architektonicznej zdecydowanie nie zaszkodzi. Odpowiedzmy sobie też na pytanie o interakcje ze zwierzętami i rasami rozumnymi. Jakie jest ich miejsce w tym lesie/mieście/etc.?</text:p>
      <text:p text:style-name="P3">To jeszcze nie wszystko, ponieważ opisy dotyczą też postaci i tu zaczynają się schody. Według niektórych sprawa kończy się na wyglądzie i paru cechach charakteru. Bzdura. Tchnijmy w nie nieco wolnej woli, niech wszystkie mają swoje sprawy i marzenia. Nawet jako tło, uważajmy, by nie byli nachalnie statyczni.</text:p>
      <text:h text:style-name="P7" text:outline-level="10"><text:bookmark text:name="h.twa81vglby7o"/><text:soft-page-break/><text:span text:style-name="T3">Dobry świat ma swoją historię</text:span></text:h>
      <text:p text:style-name="P1"><text:s/></text:p>
      <text:p text:style-name="P3">Znaczy to po prostu, że dobrze jest mieć w głowie poukładaną jakąś przeszłość opisywanych miejsc, postaci… Choć nasze opowiadanie mówi jedynie o części dziejów kraju kucyków, to pamiętajmy, że one też mają swoją kulturę, tożsamość, stojące na mniej lub bardziej rozwiniętym poziomie. Dawne dzieje mają wpływ na teraźniejszość, co można przedstawić, choćby wspominając o bohaterach, legendach czy wydarzeniach historycznych.</text:p>
      <text:h text:style-name="P7" text:outline-level="10"><text:bookmark text:name="h.z11anpx5uxnp"/><text:span text:style-name="T3">Dobry świat jest logiczny i trzyma się kupy</text:span></text:h>
      <text:p text:style-name="P1"><text:s/></text:p>
      <text:p text:style-name="P1">Czyli król nie sprzedaje bułek w warzywniaku, a byle rolnik nie ma w piwnicy armii smerfów z maratońskiej terakoty. Przykład oczywiście rodem z parodii, ale, niestety, niewiele mniej absurdalne motywy dość często trafiają się zarówno w książkach, jak i fanfikach. Masochistów odsyłam do książki „9 Mag”, która stanowi idealny przykład nielogicznego świata, w którym nic nie ma sensu, a zabieg bynajmniej nie był celowy. Zanim coś napiszemy, to dziesięć razy zastanówmy się, czy w stosunku do realiów ma to krztę sensu i logiki.</text:p>
      <text:p text:style-name="P3">Ład i porządek wcale nie są naszym wrogiem. Choćby dlatego, że do stałych kwestii możemy łatwo wracać, a przy uniwersum jasnym i zrozumiałym dla nas samych możemy wplatać z pozoru nic nie znaczące drobnostki, które później okażą się istotne fabularnie.</text:p>
      <text:h text:style-name="P8" text:outline-level="10"><text:bookmark text:name="h.mxtng4gf1atp"/><text:span text:style-name="T3">Jak coś takiego stworzyć</text:span></text:h>
      <text:p text:style-name="P1"><text:s/></text:p>
      <text:p text:style-name="P1">Nie ma jednoznacznej odpowiedzi. Nie ma recepty. Osobiście polecam sobie wszystko wcześniej rozpisać, opisać poszczególne rasy, religie, kraje, etc. Wszystko. Dobrze jest skonsultować się z kolegami, którzy szczerze nam wytkną, kiedy gadamy głupoty, że aż litość bierze. Możemy narysować sobie nawet schematyczne mapy i koncept arty. Dobrze jest wzorować się na czymś, co już istnieje bądź istniało. Inspiracje czekają na odkrycie wszędzie.</text:p>
      <text:p text:style-name="P3">Oczywiście naszym asystentem nr 1 są opisy, o których będzie w którymś z kolejnych odcinków „Cahan Uczy i Bawi”. Należy przykładać do nich dużą uwagę, ponieważ stanowią pierwszorzędne narzędzie w tworzeniu klimatu, który również jest elementem świata.</text:p>
      <text:h text:style-name="P8" text:outline-level="10"><text:bookmark text:name="h.ifufzr5kifth"/><text:span text:style-name="T3">Jeśli streszczenie fabuły brzmi tak, że zaczynasz się śmiać, to wiedz, że coś się dzieje…</text:span></text:h>
      <text:p text:style-name="P1"><text:s/></text:p>
      <text:p text:style-name="P1">Nie zawsze dzieje się coś złego, ale w większości przypadków tak niestety jest. Chodzi głównie o nielogiczne bzdury rodem z kiczowatego fantasy.</text:p>
      <text:p text:style-name="P1"><text:soft-page-break/>„To ty jesteś wybrańcem, smoczym jeźdźcem i zaginionym bękartem króla, Ponragonie” – nasz przykładowy Ponragon jest jeszcze alikorno-podmieńco-zebrą i wychował się na farmie kartofli. Musi obalić złego króla Celestiorixa, co trwa na mrocznym tronie i kradnie biednym ziemskim kucykom racuchy z kawiorem. Pomaga mu przy tym tajemniczy pegaz, który okazuje się być Wiedźminem, zabójcą cnoty Twilight Sparkle.</text:p>
      <text:p text:style-name="P1">Co tu jest nie tak? Większość pewnie odpowie: „mhroczny emo alikorn”. Źle. Chodzi o natężenie pewnych motywów, które wręcz się ze sobą gryzą, co prowadzi do czegoś absurdalnego i złego. Nie ma nic złego w bohaterach alikornach, wybrańcach ani legendarnych przygodach. Wszystko jest dozwolone, byle robić to z głową. Do tego jednak potrzeba wyczucia, którego początkujący nie mają.</text:p>
      <text:p text:style-name="P3">Kiedy tworzymy akcję, to zastanówmy się, jakie realnie skutki by to przyniosło. Nie wymyślajmy głupich absurdów, byle tylko wykonać plan, bo to oznacza, że plan jest zły albo wymaga poprawek. Jeśli nasz bohater wpadł w tarapaty, bo zachował się głupio, to niech życie da mu po zadzie. Nagłe zwroty akcji typu ratunek ze strony boskiej armii już dawno przeszły do lamusa.</text:p>
      <text:h text:style-name="P8" text:outline-level="10"><text:bookmark text:name="h.pwuido111oi5"/><text:span text:style-name="T3">Jak stworzyć fabułę</text:span></text:h>
      <text:p text:style-name="P1"><text:s/></text:p>
      <text:p text:style-name="P1">I tu przyda się plan. Zarys ogólny naszego fanfika, który sprawi, że na pytanie „Co dalej?” nie będziemy odpowiadać głupawym uśmieszkiem. Masz pomysł na scenkę? Na dialog? Spisz go na kartce i wykorzystaj w odpowiedniej chwili. A przede wszystkim – w przypadku wielorozdziałowca wymyśl te wszystkie drobne wątki, które załatają miejsca puste od wątku głównego. To bardzo ważne, ponieważ dzięki temu unikniemy przestojów i kompletnego lania wody.</text:p>
      <text:p text:style-name="P1">Dodam, że jednym ze sposobów zainteresowania czytelnika tekstem jest splatanie z pozoru nie mających nic wspólnego wątków oraz wplatanie w fabułę wielu wskazówek na to, co będzie dalej. Ważne, by nie robić tego nachalnie, ponieważ w ten sposób osiągniemy jedynie kicz.</text:p>
      <text:p text:style-name="P3">Nie chodzi o to, by wymyśleć coś odkrywczego, ponieważ nawet stary kotlet można dobrze odgrzać. Byle przedstawić to logicznie, spójnie i płynnie.</text:p>
      <text:h text:style-name="P8" text:outline-level="10"><text:bookmark text:name="h.cinelsnuaofq"/><text:span text:style-name="T3">Nic odkrywczego</text:span></text:h>
      <text:p text:style-name="P5"><text:s/></text:p>
      <text:p text:style-name="P1">Fakt, ciężko się rozwodzić nad rzeczami aż tak różnorodnymi, jak tworzenie świata przedstawionego utworu oraz samej fabuły. Dlatego dzisiaj zlecam zadanie domowe: napisać oneshota nastawionego na samo przedstawienie świata i jakiejś krótkiej fabuły. Sam klimat i jeden ważny wątek.</text:p>
      <text:p text:style-name="P1"><text:s/></text:p>
      <text:p text:style-name="P1">Obrazki [linki nie zawsze bezpośrednie]:</text:p>
      <text:list xml:id="list5579429178842605957" text:style-name="LS1">
        <text:list-item>
          <text:p text:style-name="P6"><text:soft-page-break/>http://starlightspark.deviantart.com/art/The-Swarm-Queen-298568474?q=favby%3ACahandariella%2F61164104&amp;qo=2</text:p>
        </text:list-item>
        <text:list-item>
          <text:p text:style-name="P6"><text:a xlink:type="simple" xlink:href="http://i.imgur.com/Vl7GJel.jpg" text:style-name="Internet_20_link" text:visited-style-name="Visited_20_Internet_20_Link">http</text:a><text:a xlink:type="simple" xlink:href="http://i.imgur.com/Vl7GJel.jpg" text:style-name="Internet_20_link" text:visited-style-name="Visited_20_Internet_20_Link">://</text:a><text:a xlink:type="simple" xlink:href="http://i.imgur.com/Vl7GJel.jpg" text:style-name="Internet_20_link" text:visited-style-name="Visited_20_Internet_20_Link">i</text:a><text:a xlink:type="simple" xlink:href="http://i.imgur.com/Vl7GJel.jpg" text:style-name="Internet_20_link" text:visited-style-name="Visited_20_Internet_20_Link">.</text:a><text:a xlink:type="simple" xlink:href="http://i.imgur.com/Vl7GJel.jpg" text:style-name="Internet_20_link" text:visited-style-name="Visited_20_Internet_20_Link">imgur</text:a><text:a xlink:type="simple" xlink:href="http://i.imgur.com/Vl7GJel.jpg" text:style-name="Internet_20_link" text:visited-style-name="Visited_20_Internet_20_Link">.</text:a><text:a xlink:type="simple" xlink:href="http://i.imgur.com/Vl7GJel.jpg" text:style-name="Internet_20_link" text:visited-style-name="Visited_20_Internet_20_Link">com</text:a><text:a xlink:type="simple" xlink:href="http://i.imgur.com/Vl7GJel.jpg" text:style-name="Internet_20_link" text:visited-style-name="Visited_20_Internet_20_Link">/</text:a><text:a xlink:type="simple" xlink:href="http://i.imgur.com/Vl7GJel.jpg" text:style-name="Internet_20_link" text:visited-style-name="Visited_20_Internet_20_Link">Vl</text:a><text:a xlink:type="simple" xlink:href="http://i.imgur.com/Vl7GJel.jpg" text:style-name="Internet_20_link" text:visited-style-name="Visited_20_Internet_20_Link">7</text:a><text:a xlink:type="simple" xlink:href="http://i.imgur.com/Vl7GJel.jpg" text:style-name="Internet_20_link" text:visited-style-name="Visited_20_Internet_20_Link">GJel</text:a><text:a xlink:type="simple" xlink:href="http://i.imgur.com/Vl7GJel.jpg" text:style-name="Internet_20_link" text:visited-style-name="Visited_20_Internet_20_Link">.</text:a><text:a xlink:type="simple" xlink:href="http://i.imgur.com/Vl7GJel.jpg" text:style-name="Internet_20_link" text:visited-style-name="Visited_20_Internet_20_Link">jpg</text:a></text:p>
        </text:list-item>
        <text:list-item>
          <text:p text:style-name="P6"><text:a xlink:type="simple" xlink:href="http://thedracojayproduct.deviantart.com/art/Pumpkin-Carving-491885213?q=favby%3ACahandariella%2F61164104&amp;qo=5" text:style-name="Internet_20_link" text:visited-style-name="Visited_20_Internet_20_Link">http</text:a><text:a xlink:type="simple" xlink:href="http://thedracojayproduct.deviantart.com/art/Pumpkin-Carving-491885213?q=favby%3ACahandariella%2F61164104&amp;qo=5" text:style-name="Internet_20_link" text:visited-style-name="Visited_20_Internet_20_Link">://</text:a><text:a xlink:type="simple" xlink:href="http://thedracojayproduct.deviantart.com/art/Pumpkin-Carving-491885213?q=favby%3ACahandariella%2F61164104&amp;qo=5" text:style-name="Internet_20_link" text:visited-style-name="Visited_20_Internet_20_Link">thedracojayproduct</text:a><text:a xlink:type="simple" xlink:href="http://thedracojayproduct.deviantart.com/art/Pumpkin-Carving-491885213?q=favby%3ACahandariella%2F61164104&amp;qo=5" text:style-name="Internet_20_link" text:visited-style-name="Visited_20_Internet_20_Link">.</text:a><text:a xlink:type="simple" xlink:href="http://thedracojayproduct.deviantart.com/art/Pumpkin-Carving-491885213?q=favby%3ACahandariella%2F61164104&amp;qo=5" text:style-name="Internet_20_link" text:visited-style-name="Visited_20_Internet_20_Link">deviantart</text:a><text:a xlink:type="simple" xlink:href="http://thedracojayproduct.deviantart.com/art/Pumpkin-Carving-491885213?q=favby%3ACahandariella%2F61164104&amp;qo=5" text:style-name="Internet_20_link" text:visited-style-name="Visited_20_Internet_20_Link">.</text:a><text:a xlink:type="simple" xlink:href="http://thedracojayproduct.deviantart.com/art/Pumpkin-Carving-491885213?q=favby%3ACahandariella%2F61164104&amp;qo=5" text:style-name="Internet_20_link" text:visited-style-name="Visited_20_Internet_20_Link">com</text:a><text:a xlink:type="simple" xlink:href="http://thedracojayproduct.deviantart.com/art/Pumpkin-Carving-491885213?q=favby%3ACahandariella%2F61164104&amp;qo=5" text:style-name="Internet_20_link" text:visited-style-name="Visited_20_Internet_20_Link">/</text:a><text:a xlink:type="simple" xlink:href="http://thedracojayproduct.deviantart.com/art/Pumpkin-Carving-491885213?q=favby%3ACahandariella%2F61164104&amp;qo=5" text:style-name="Internet_20_link" text:visited-style-name="Visited_20_Internet_20_Link">art</text:a><text:a xlink:type="simple" xlink:href="http://thedracojayproduct.deviantart.com/art/Pumpkin-Carving-491885213?q=favby%3ACahandariella%2F61164104&amp;qo=5" text:style-name="Internet_20_link" text:visited-style-name="Visited_20_Internet_20_Link">/</text:a><text:a xlink:type="simple" xlink:href="http://thedracojayproduct.deviantart.com/art/Pumpkin-Carving-491885213?q=favby%3ACahandariella%2F61164104&amp;qo=5" text:style-name="Internet_20_link" text:visited-style-name="Visited_20_Internet_20_Link">Pumpkin</text:a><text:a xlink:type="simple" xlink:href="http://thedracojayproduct.deviantart.com/art/Pumpkin-Carving-491885213?q=favby%3ACahandariella%2F61164104&amp;qo=5" text:style-name="Internet_20_link" text:visited-style-name="Visited_20_Internet_20_Link">-</text:a><text:a xlink:type="simple" xlink:href="http://thedracojayproduct.deviantart.com/art/Pumpkin-Carving-491885213?q=favby%3ACahandariella%2F61164104&amp;qo=5" text:style-name="Internet_20_link" text:visited-style-name="Visited_20_Internet_20_Link">Carving</text:a><text:a xlink:type="simple" xlink:href="http://thedracojayproduct.deviantart.com/art/Pumpkin-Carving-491885213?q=favby%3ACahandariella%2F61164104&amp;qo=5" text:style-name="Internet_20_link" text:visited-style-name="Visited_20_Internet_20_Link">-491885213?</text:a><text:a xlink:type="simple" xlink:href="http://thedracojayproduct.deviantart.com/art/Pumpkin-Carving-491885213?q=favby%3ACahandariella%2F61164104&amp;qo=5" text:style-name="Internet_20_link" text:visited-style-name="Visited_20_Internet_20_Link">q</text:a><text:a xlink:type="simple" xlink:href="http://thedracojayproduct.deviantart.com/art/Pumpkin-Carving-491885213?q=favby%3ACahandariella%2F61164104&amp;qo=5" text:style-name="Internet_20_link" text:visited-style-name="Visited_20_Internet_20_Link">=</text:a><text:a xlink:type="simple" xlink:href="http://thedracojayproduct.deviantart.com/art/Pumpkin-Carving-491885213?q=favby%3ACahandariella%2F61164104&amp;qo=5" text:style-name="Internet_20_link" text:visited-style-name="Visited_20_Internet_20_Link">favby</text:a><text:a xlink:type="simple" xlink:href="http://thedracojayproduct.deviantart.com/art/Pumpkin-Carving-491885213?q=favby%3ACahandariella%2F61164104&amp;qo=5" text:style-name="Internet_20_link" text:visited-style-name="Visited_20_Internet_20_Link">%3</text:a><text:a xlink:type="simple" xlink:href="http://thedracojayproduct.deviantart.com/art/Pumpkin-Carving-491885213?q=favby%3ACahandariella%2F61164104&amp;qo=5" text:style-name="Internet_20_link" text:visited-style-name="Visited_20_Internet_20_Link">ACahandariella</text:a><text:a xlink:type="simple" xlink:href="http://thedracojayproduct.deviantart.com/art/Pumpkin-Carving-491885213?q=favby%3ACahandariella%2F61164104&amp;qo=5" text:style-name="Internet_20_link" text:visited-style-name="Visited_20_Internet_20_Link">%2</text:a><text:a xlink:type="simple" xlink:href="http://thedracojayproduct.deviantart.com/art/Pumpkin-Carving-491885213?q=favby%3ACahandariella%2F61164104&amp;qo=5" text:style-name="Internet_20_link" text:visited-style-name="Visited_20_Internet_20_Link">F</text:a><text:a xlink:type="simple" xlink:href="http://thedracojayproduct.deviantart.com/art/Pumpkin-Carving-491885213?q=favby%3ACahandariella%2F61164104&amp;qo=5" text:style-name="Internet_20_link" text:visited-style-name="Visited_20_Internet_20_Link">61164104&amp;</text:a><text:a xlink:type="simple" xlink:href="http://thedracojayproduct.deviantart.com/art/Pumpkin-Carving-491885213?q=favby%3ACahandariella%2F61164104&amp;qo=5" text:style-name="Internet_20_link" text:visited-style-name="Visited_20_Internet_20_Link">qo</text:a><text:a xlink:type="simple" xlink:href="http://thedracojayproduct.deviantart.com/art/Pumpkin-Carving-491885213?q=favby%3ACahandariella%2F61164104&amp;qo=5" text:style-name="Internet_20_link" text:visited-style-name="Visited_20_Internet_20_Link">=5</text:a></text:p>
        </text:list-item>
        <text:list-item>
          <text:p text:style-name="P6"><text:a xlink:type="simple" xlink:href="http://cahandariella.deviantart.com/art/Derpy-s-and-Carrot-Top-s-journey-Part-12-I-479610085" text:style-name="Internet_20_link" text:visited-style-name="Visited_20_Internet_20_Link">http</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cahandariella</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deviantart</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com</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art</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Derpy</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s</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and</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Carrot</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Top</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s</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journey</text:a><text:a xlink:type="simple" xlink:href="http://cahandariella.deviantart.com/art/Derpy-s-and-Carrot-Top-s-journey-Part-12-I-479610085" text:style-name="Internet_20_link" text:visited-style-name="Visited_20_Internet_20_Link">-</text:a><text:a xlink:type="simple" xlink:href="http://cahandariella.deviantart.com/art/Derpy-s-and-Carrot-Top-s-journey-Part-12-I-479610085" text:style-name="Internet_20_link" text:visited-style-name="Visited_20_Internet_20_Link">Part</text:a><text:a xlink:type="simple" xlink:href="http://cahandariella.deviantart.com/art/Derpy-s-and-Carrot-Top-s-journey-Part-12-I-479610085" text:style-name="Internet_20_link" text:visited-style-name="Visited_20_Internet_20_Link">-12-</text:a><text:a xlink:type="simple" xlink:href="http://cahandariella.deviantart.com/art/Derpy-s-and-Carrot-Top-s-journey-Part-12-I-479610085" text:style-name="Internet_20_link" text:visited-style-name="Visited_20_Internet_20_Link">I</text:a><text:a xlink:type="simple" xlink:href="http://cahandariella.deviantart.com/art/Derpy-s-and-Carrot-Top-s-journey-Part-12-I-479610085" text:style-name="Internet_20_link" text:visited-style-name="Visited_20_Internet_20_Link">-479610085</text:a></text:p>
        </text:list-item>
        <text:list-item>
          <text:p text:style-name="P6">http://cahandariella.deviantart.com/art/Nightmare-Moon-Battle-Galea-481153549</text:p>
        </text:list-item>
      </text:list>
      <text:p text:style-name="P1"><text:s/></text:p>
      <text:p text:style-name="P1"><tex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10T03:47:19.867000000</dc:date>
    <meta:editing-duration>PT58M39S</meta:editing-duration>
    <meta:document-statistic meta:table-count="0" meta:image-count="0" meta:object-count="0" meta:page-count="4" meta:paragraph-count="46" meta:word-count="1024" meta:character-count="7207" meta:non-whitespace-character-count="6205"/>
  </office:meta>
</office:document-meta>
</file>